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font-family="'Arial Black'" style:font-family-generic="swiss" style:font-pitch="variable" fo:font-size="60pt" style:font-size-asian="60pt" style:font-size-complex="60pt"/>
    </style:style>
    <style:style style:name="P5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bba Ojcze kochany Ojcze</text:span><text:span text:style-name="T1"><text:line-break/></text:span><text:span text:style-name="T1">Dziś wywyższamy Cię</text:span><text:span text:style-name="T1"><text:line-break/></text:span><text:span text:style-name="T1">Wyznając miłość</text:span><text:span text:style-name="T1"><text:line-break/></text:span><text:span text:style-name="T1">Wznosząc ku Tobie ręce</text:span><text:span text:style-name="T1"><text:line-break/></text:span><text:span text:style-name="T1">I wywyższając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Jestem Twym dzieckiem</text:span><text:span text:style-name="T1"><text:line-break/></text:span><text:span text:style-name="T1">Zrodzonym w Duchu</text:span><text:span text:style-name="T1"><text:line-break/></text:span><text:span text:style-name="T1">Nazwałeś mnie</text:span><text:span text:style-name="T1"><text:line-break/></text:span><text:span text:style-name="T1">I wybrałeś sam</text:span><text:span text:style-name="T1"><text:line-break/></text:span><text:span text:style-name="T1">Jestem tylko Twój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7-01-02T18:59:40</meta:creation-date>
    <dc:creator>Ziomal Mistrz</dc:creator>
    <dc:date>2013-04-20T21:25:24.39</dc:date>
    <dc:language>pl-PL</dc:language>
    <meta:editing-cycles>9</meta:editing-cycles>
    <meta:editing-duration>PT14M32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